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Info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Info.get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Info.getRetur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Info.TimeInfo( NtpV3Packet msgPacket , long returnTime , boolean doCompute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Info.get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Info.computeDetails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TimeInfo.addComment( String com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Info.TimeInfo( NtpV3Packet message , long returnTime , List comments , boolean doComputeDetai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imeInfo.TimeInfo( NtpV3Packet message , long retur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Info.TimeInfo( NtpV3Packet message , long returnTime , List 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Info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